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 UI" svg:font-family="'Segoe UI'"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Corpus_20_A">
      <style:text-properties fo:color="#008000"/>
    </style:style>
    <style:style style:name="P5" style:family="paragraph" style:parent-style-name="Corpus_20_A">
      <style:text-properties style:use-window-font-color="true"/>
    </style:style>
    <style:style style:name="P6" style:family="paragraph" style:parent-style-name="Corpus_20_A">
      <style:text-properties fo:color="#800000"/>
    </style:style>
    <style:style style:name="P7" style:family="paragraph" style:parent-style-name="Corpus_20_A">
      <style:text-properties style:use-window-font-color="true"/>
    </style:style>
    <style:style style:name="P8" style:family="paragraph" style:parent-style-name="Corpus_20_A">
      <style:text-properties style:text-line-through-style="solid"/>
    </style:style>
    <style:style style:name="T1" style:family="text">
      <style:text-properties style:use-window-font-color="true"/>
    </style:style>
    <style:style style:name="T2" style:family="text">
      <style:text-properties style:text-line-through-style="soli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Tant qu'il est « valide », le personnage fait bénéficier de sa valeur de commandement à tous les soldats alliés situés à moins de 12ps. Autrement dit, tant que le personnage est « valide », tous les soldats de son armée à moins de 12ps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4">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4">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Alternative :</text:p>
      <text:p text:style-name="P6">L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Corpus_20_A">De plus, il est immunisé aux « écrasements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5">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P8">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text:span text:style-name="T2">ou le cas échéant, après avoir généré trois soldats.</text:span></text:p>
      <text:p text:style-name="Corpus_20_A"><text:soft-page-break/>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 de plus il peut effectuer son déplacement sans tenir compte des obstacles.</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text:p text:style-name="Title_20_Shobido_20_2"><text:soft-page-break/>Guide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Massif :</text:p>
      <text:p text:style-name="Corpus_20_A">Le soldat est « implacable », il est toujours touché par un « écrasement », il ne peut bénéficier d'un report de touche.</text:p>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 :</text:p>
      <text:p text:style-name="Corpus_20_A"/>
      <text:p text:style-name="Title_20_Shobido_20_2">Garde rang 2 :</text:p>
      <text:p text:style-name="Corpus_20_A"/>
      <text:p text:style-name="Title_20_Shobido_20_2">Garde rang 3 :</text:p>
      <text:p text:style-name="Corpus_20_A"/>
      <text:p text:style-name="Title_20_Shobido_20_2">Dreadnought :</text:p>
      <text:p text:style-name="Corpus_20_A">Le soldat peut utiliser une arme lourde même s'il effectue un mouvement ou une manœuvre.</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échec du test de sauvegarde sur un résultat de 1 c'est le drône qui est touché (et ce quelque soit la cible initiale) et qui effectue un jet de blessure.</text:p>
      <text:p text:style-name="Title_20_Shobido_20_2">Dépendant :</text:p>
      <text:p text:style-name="Corpus_20_A">Le soldat reçoit toujours un ordre similaire au soldat « non-dépendant » le plus proche. S'il est à plus de 6ps d'un soldat allié non dépendant il reçoit un ordre de redéploiement et utilisera son déplacement pour se rapprocher du soldat allié le plus proche.</text:p>
      <text:p text:style-name="Title_20_Shobido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 UI" svg:font-family="'Segoe UI'"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7</text:page-number> / <text:page-count>7</text:page-count></text:p>
      </style:footer>
      <style:footer-left>
        <text:p text:style-name="M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27T17:27:36.05</dc:date>
    <meta:editing-cycles>54</meta:editing-cycles>
    <meta:editing-duration>P1DT21H17M16S</meta:editing-duration>
    <meta:document-statistic meta:table-count="0" meta:image-count="0" meta:object-count="0" meta:page-count="7" meta:paragraph-count="199" meta:word-count="3249" meta:character-count="17852"/>
    <meta:user-defined meta:name="Info 1"/>
    <meta:user-defined meta:name="Info 2"/>
    <meta:user-defined meta:name="Info 3"/>
    <meta:user-defined meta:name="Info 4"/>
  </office:meta>
</office:document-meta>
</file>